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ArrayList;</text:p>
      <text:p text:style-name="Standard">import java.util.HashMap;</text:p>
      <text:p text:style-name="Standard">import java.util.List;</text:p>
      <text:p text:style-name="Standard">import java.util.Map;</text:p>
      <text:p text:style-name="Standard">import java.util.regex.Pattern;</text:p>
      <text:p text:style-name="Standard"/>
      <text:p text:style-name="Standard">public class InputSanitization {</text:p>
      <text:p text:style-name="Standard"/>
      <text:p text:style-name="Standard"><text:s text:c="4"/>private List&lt;String&gt; payloads;</text:p>
      <text:p text:style-name="Standard"><text:s text:c="4"/>private Map&lt;String, Pattern&gt; sanitizationPatterns;</text:p>
      <text:p text:style-name="Standard"/>
      <text:p text:style-name="Standard"><text:s text:c="4"/>// Constructor</text:p>
      <text:p text:style-name="Standard"><text:s text:c="4"/>public InputSanitization() {</text:p>
      <text:p text:style-name="Standard"><text:s text:c="8"/>this.payloads = generatePayloads();</text:p>
      <text:p text:style-name="Standard"><text:s text:c="8"/>this.sanitizationPatterns = defaultPatterns();</text:p>
      <text:p text:style-name="Standard"><text:s text:c="4"/>}</text:p>
      <text:p text:style-name="Standard"/>
      <text:p text:style-name="Standard"><text:s text:c="4"/>// Step 1: Generate malicious payloads dynamically</text:p>
      <text:p text:style-name="Standard"><text:s text:c="4"/>private List&lt;String&gt; generatePayloads() {</text:p>
      <text:p text:style-name="Standard"><text:s text:c="8"/>List&lt;String&gt; payloads = new ArrayList&lt;&gt;();</text:p>
      <text:p text:style-name="Standard"><text:s text:c="8"/>payloads.add("&lt;script&gt;alert('XSS')&lt;/script&gt;");</text:p>
      <text:p text:style-name="Standard"><text:s text:c="8"/>payloads.add("'; DROP TABLE users;--");</text:p>
      <text:p text:style-name="Standard"><text:s text:c="8"/>payloads.add("../../../../etc/passwd");</text:p>
      <text:p text:style-name="Standard"><text:s text:c="8"/>payloads.add("&lt;img src=x onerror=alert(1)&gt;");</text:p>
      <text:p text:style-name="Standard"><text:s text:c="8"/>payloads.add("&lt;svg/onload=alert('XSS')&gt;");</text:p>
      <text:p text:style-name="Standard"><text:s text:c="8"/>return payloads;</text:p>
      <text:p text:style-name="Standard"><text:s text:c="4"/>}</text:p>
      <text:p text:style-name="Standard"/>
      <text:p text:style-name="Standard"><text:s text:c="4"/>// Step 2: Define default sanitization patterns</text:p>
      <text:p text:style-name="Standard"><text:s text:c="4"/>private Map&lt;String, Pattern&gt; defaultPatterns() {</text:p>
      <text:p text:style-name="Standard"><text:s text:c="8"/>Map&lt;String, Pattern&gt; patterns = new HashMap&lt;&gt;();</text:p>
      <text:p text:style-name="Standard"><text:s text:c="8"/>patterns.put("xss", Pattern.compile("&lt;.*?&gt;"));</text:p>
      <text:p text:style-name="Standard"><text:s text:c="8"/>patterns.put("sql_injection", Pattern.compile("'|--|;|\""));</text:p>
      <text:p text:style-name="Standard"><text:s text:c="8"/>patterns.put("path_traversal", Pattern.compile("\\.\\./"));</text:p>
      <text:p text:style-name="Standard"><text:s text:c="8"/>return patterns;</text:p>
      <text:p text:style-name="Standard"><text:s text:c="4"/>}</text:p>
      <text:p text:style-name="Standard"/>
      <text:p text:style-name="Standard"><text:s text:c="4"/>// Step 3: Test input fields for sanitization</text:p>
      <text:p text:style-name="Standard"><text:s text:c="4"/>public List&lt;Map&lt;String, Object&gt;&gt; testSanitization(String responseBody) {</text:p>
      <text:p text:style-name="Standard"><text:s text:c="8"/>List&lt;Map&lt;String, Object&gt;&gt; results = new ArrayList&lt;&gt;();</text:p>
      <text:p text:style-name="Standard"/>
      <text:p text:style-name="Standard"><text:s text:c="8"/>for (String payload : payloads) {</text:p>
      <text:p text:style-name="Standard"><text:s text:c="12"/>String sanitizedOutput = sanitizeInput(payload);</text:p>
      <text:p text:style-name="Standard"><text:s text:c="12"/>Map&lt;String, Object&gt; result = new HashMap&lt;&gt;();</text:p>
      <text:p text:style-name="Standard"><text:s text:c="12"/>result.put("payload", payload);</text:p>
      <text:p text:style-name="Standard"><text:s text:c="12"/>result.put("sanitized", sanitizedOutput);</text:p>
      <text:p text:style-name="Standard"><text:s text:c="12"/>result.put("vulnerable", responseBody.contains(sanitizedOutput));</text:p>
      <text:p text:style-name="Standard"><text:s text:c="12"/>results.add(result);</text:p>
      <text:p text:style-name="Standard"><text:s text:c="8"/>}</text:p>
      <text:p text:style-name="Standard"/>
      <text:p text:style-name="Standard"><text:s text:c="8"/>return results;</text:p>
      <text:p text:style-name="Standard"><text:s text:c="4"/>}</text:p>
      <text:p text:style-name="Standard"><text:soft-page-break/></text:p>
      <text:p text:style-name="Standard"><text:s text:c="4"/>// Step 4: Perform sanitization on inputs</text:p>
      <text:p text:style-name="Standard"><text:s text:c="4"/>private String sanitizeInput(String input) {</text:p>
      <text:p text:style-name="Standard"><text:s text:c="8"/>for (Pattern pattern : sanitizationPatterns.values()) {</text:p>
      <text:p text:style-name="Standard"><text:s text:c="12"/>input = pattern.matcher(input).replaceAll("[FILTERED]");</text:p>
      <text:p text:style-name="Standard"><text:s text:c="8"/>}</text:p>
      <text:p text:style-name="Standard"><text:s text:c="8"/>return input;</text:p>
      <text:p text:style-name="Standard"><text:s text:c="4"/>}</text:p>
      <text:p text:style-name="Standard"/>
      <text:p text:style-name="Standard"><text:s text:c="4"/>// Example Usage</text:p>
      <text:p text:style-name="Standard"><text:s text:c="4"/>public static void main(String[] args) {</text:p>
      <text:p text:style-name="Standard"><text:s text:c="8"/>InputSanitization sanitizer = new InputSanitization();</text:p>
      <text:p text:style-name="Standard"><text:s text:c="8"/>String responseBody = "&lt;script&gt;alert('XSS')&lt;/script&gt; Welcome to our site!";</text:p>
      <text:p text:style-name="Standard"><text:s text:c="8"/>List&lt;Map&lt;String, Object&gt;&gt; results = sanitizer.testSanitization(responseBody);</text:p>
      <text:p text:style-name="Standard"/>
      <text:p text:style-name="Standard"><text:s text:c="8"/>System.out.println("Dynamic Sanitization Test Results:");</text:p>
      <text:p text:style-name="Standard"><text:s text:c="8"/>for (Map&lt;String, Object&gt; result : results) {</text:p>
      <text:p text:style-name="Standard"><text:s text:c="12"/>System.out.println("Payload: " + result.get("payload"));</text:p>
      <text:p text:style-name="Standard"><text:s text:c="12"/>System.out.println("Sanitized Output: " + result.get("sanitized"));</text:p>
      <text:p text:style-name="Standard"><text:s text:c="12"/>System.out.println("Vulnerable: " + result.get("vulnerable"));</text:p>
      <text:p text:style-name="Standard"><text:s text:c="12"/>System.out.println("---"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03:20:16.077290174</meta:creation-date>
    <dc:date>2024-12-04T03:22:26.557095652</dc:date>
    <meta:editing-duration>PT2M11S</meta:editing-duration>
    <meta:editing-cycles>1</meta:editing-cycles>
    <meta:document-statistic meta:table-count="0" meta:image-count="0" meta:object-count="0" meta:page-count="2" meta:paragraph-count="65" meta:word-count="219" meta:character-count="2735" meta:non-whitespace-character-count="2156"/>
    <meta:generator>LibreOffice/24.8.3.2$Linux_X86_64 LibreOffice_project/480$Build-2</meta:generator>
  </office:meta>
</office:document-meta>
</file>